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37.94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40.8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/home/tranter/Documents/68000TS2/kicad/ts2.s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cad Rev</text:p>
          </table:table-cell>
          <table:table-cell office:value-type="string" calcext:value-type="string">
            <text:p>Eeschema 4.0.2+dfsg1-s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ed Date</text:p>
          </table:table-cell>
          <table:table-cell office:value-type="string" calcext:value-type="string">
            <text:p>Sun 04 Sep 2016 02:23:03 PM ED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Issue</text:p>
          </table:table-cell>
          <table:table-cell table:style-name="ce2" office:value-type="string" calcext:value-type="string">
            <text:p>2016-09-03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Top Level Schematic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# Pins</text:p>
          </table:table-cell>
          <table:table-cell office:value-type="string" calcext:value-type="string">
            <text:p>On Hand?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2764" calcext:value-type="float">
            <text:p>276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r 28C64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float" office:value="2764" calcext:value-type="float">
            <text:p>276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r 28C64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2764" calcext:value-type="float">
            <text:p>276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r 28C64</text:p>
          </table:table-cell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2764" calcext:value-type="float">
            <text:p>276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r 28C64</text:p>
          </table:table-cell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Ordere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32MHz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Ordered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Ordered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o Order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Quantity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74LS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LS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64 or 28C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M62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C14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8432 Mhz Crys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M resis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00 ohm S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d 16 resistors total</text:p>
          </table:table-cell>
        </table:table-row>
        <table:table-row table:style-name="ro1">
          <table:table-cell office:value-type="string" calcext:value-type="string">
            <text:p>wirewrap wir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8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-pin wirewrap socke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6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8-pin wirewrap sock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64-pin wirewra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two 40-pin?</text:p>
          </table:table-cell>
        </table:table-row>
        <table:table-row table:style-name="ro1">
          <table:table-cell office:value-type="string" calcext:value-type="string">
            <text:p>sockets for pullups, et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pin FTDI head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BOM.A11:BOM.E73">
          <table:sort>
            <table:sort-by table:field-number="0" table:data-type="automatic"/>
          </table:sort>
        </table:database-range>
        <table:database-range table:name="__Anonymous_Sheet_DB__1" table:target-range-address="'To Order'.A1:'To Order'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00-00-00</text:date>, <text:time style:data-style-name="N2" text:time-value="10:09:12.390795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0T10:04:40.997169612</dc:date>
    <meta:editing-duration>PT1H17M14S</meta:editing-duration>
    <meta:editing-cycles>52</meta:editing-cycles>
    <meta:generator>LibreOffice/5.1.4.2$Linux_X86_64 LibreOffice_project/10m0$Build-2</meta:generator>
    <meta:print-date>2016-09-10T10:10:17.333867914</meta:print-date>
    <meta:document-statistic meta:table-count="2" meta:cell-count="313" meta:object-count="0"/>
  </office:meta>
</office:document-meta>
</file>